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56cm" fo:min-width="3.108cm"/>
    </style:style>
    <style:style style:name="gr2" style:family="graphic" style:parent-style-name="standard">
      <style:graphic-properties draw:textarea-horizontal-align="justify" draw:textarea-vertical-align="middle" draw:auto-grow-height="false" fo:min-height="0.751cm" fo:min-width="5.62cm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6.5cm"/>
    </style:style>
    <style:style style:name="gr4" style:family="graphic" style:parent-style-name="standard">
      <style:graphic-properties draw:textarea-horizontal-align="justify" draw:textarea-vertical-align="middle" draw:auto-grow-height="false" fo:min-height="0.75cm" fo:min-width="5.5cm"/>
    </style:style>
    <style:style style:name="gr5" style:family="graphic" style:parent-style-name="standard">
      <style:graphic-properties draw:textarea-horizontal-align="justify" draw:textarea-vertical-align="middle" draw:auto-grow-height="false" fo:min-height="0.751cm" fo:min-width="4.09cm"/>
    </style:style>
    <style:style style:name="gr6" style:family="graphic" style:parent-style-name="standard">
      <style:graphic-properties draw:textarea-horizontal-align="justify" draw:textarea-vertical-align="middle" draw:auto-grow-height="false" fo:min-height="0.75cm" fo:min-width="2.5cm"/>
    </style:style>
    <style:style style:name="gr7" style:family="graphic" style:parent-style-name="standard">
      <style:graphic-properties draw:marker-end="Arrow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headline">
      <style:graphic-properties draw:auto-grow-height="true" draw:auto-grow-width="true" fo:min-height="0cm" fo:min-width="0cm"/>
    </style:style>
    <style:style style:name="gr11" style:family="graphic" style:parent-style-name="headline">
      <style:graphic-properties fo:min-height="0.45cm"/>
    </style:style>
    <style:style style:name="gr12" style:family="graphic" style:parent-style-name="standard">
      <style:graphic-properties draw:textarea-horizontal-align="justify" draw:textarea-vertical-align="middle" draw:auto-grow-height="false" fo:min-height="1.25cm" fo:min-width="3cm"/>
    </style:style>
    <style:style style:name="gr13" style:family="graphic" style:parent-style-name="headline2">
      <style:graphic-properties draw:auto-grow-height="true" draw:auto-grow-width="true" fo:min-height="0cm" fo:min-width="0cm"/>
    </style:style>
    <style:style style:name="gr14" style:family="graphic" style:parent-style-name="headline">
      <style:graphic-properties fo:min-height="0.849cm"/>
    </style:style>
    <style:style style:name="gr15" style:family="graphic" style:parent-style-name="headline">
      <style:graphic-properties fo:min-height="1.12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2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font-size="24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WenQuanYi Micro Hei" style:font-size-asian="12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xml:id="id1" draw:id="id1" draw:layer="layout" svg:width="4cm" svg:height="1cm" svg:x="7cm" svg:y="4cm">
          <text:p text:style-name="P1">Начало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xml:id="id4" draw:id="id4" draw:layer="layout" svg:width="8cm" svg:height="1cm" svg:x="5cm" svg:y="10cm">
          <text:p text:style-name="P1"><text:a xlink:href="#Страница 4" xlink:type="simple">Загрузка базовых ресурсов</text:a></text:p>
          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
        </draw:custom-shape>
        <draw:custom-shape draw:style-name="gr3" draw:text-style-name="P1" xml:id="id2" draw:id="id2" draw:layer="layout" svg:width="7cm" svg:height="1cm" svg:x="5.5cm" svg:y="6cm">
          <text:p text:style-name="P1"><text:a xlink:href="#Страница 2" xlink:type="simple">Создание машины состояний</text:a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3" draw:id="id3" draw:layer="layout" svg:width="6cm" svg:height="1cm" svg:x="6cm" svg:y="8cm">
          <text:p text:style-name="P1"><text:a xlink:href="#Страница 3" xlink:type="simple">Базовая инициализация</text:a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5" draw:id="id5" draw:layer="layout" svg:width="6cm" svg:height="1cm" svg:x="6cm" svg:y="12cm">
          <text:p text:style-name="P1">Обновление состояния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6" draw:text-style-name="P1" xml:id="id6" draw:id="id6" draw:layer="layout" svg:width="6cm" svg:height="2cm" svg:x="6cm" svg:y="14cm">
          <text:p text:style-name="P1">Получен сигнал «выход»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7" draw:text-style-name="P1" draw:layer="layout" svg:x1="9cm" svg:y1="5cm" svg:x2="9cm" svg:y2="6cm" draw:start-shape="id1" draw:start-glue-point="6" draw:end-shape="id2" draw:end-glue-point="4" svg:d="M9000 5000v1000" svg:viewBox="0 0 1 1001">
          <text:p/>
        </draw:connector>
        <draw:connector draw:style-name="gr7" draw:text-style-name="P1" draw:layer="layout" svg:x1="9cm" svg:y1="7cm" svg:x2="9cm" svg:y2="8cm" draw:start-shape="id2" draw:start-glue-point="6" draw:end-shape="id3" draw:end-glue-point="4" svg:d="M9000 7000v1000" svg:viewBox="0 0 1 1001">
          <text:p/>
        </draw:connector>
        <draw:connector draw:style-name="gr7" draw:text-style-name="P1" draw:layer="layout" svg:x1="9cm" svg:y1="9cm" svg:x2="9cm" svg:y2="10cm" draw:start-shape="id3" draw:start-glue-point="6" draw:end-shape="id4" draw:end-glue-point="0" svg:d="M9000 9000v1000" svg:viewBox="0 0 1 1001">
          <text:p/>
        </draw:connector>
        <draw:connector draw:style-name="gr7" draw:text-style-name="P1" draw:layer="layout" svg:x1="9cm" svg:y1="11cm" svg:x2="9cm" svg:y2="12cm" draw:start-shape="id4" draw:start-glue-point="2" draw:end-shape="id5" draw:end-glue-point="0" svg:d="M9000 11000v1000" svg:viewBox="0 0 1 1001">
          <text:p/>
        </draw:connector>
        <draw:connector draw:style-name="gr7" draw:text-style-name="P1" draw:layer="layout" svg:x1="9cm" svg:y1="13cm" svg:x2="9cm" svg:y2="14cm" draw:start-shape="id5" draw:start-glue-point="2" draw:end-shape="id6" draw:end-glue-point="4" svg:d="M9000 13000v1000" svg:viewBox="0 0 1 1001">
          <text:p/>
        </draw:connector>
        <draw:custom-shape draw:style-name="gr4" draw:text-style-name="P1" xml:id="id7" draw:id="id7" draw:layer="layout" svg:width="6cm" svg:height="1cm" svg:x="6cm" svg:y="17cm">
          <text:p text:style-name="P1">Освобождаем базовые ресурсы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4cm" svg:height="1cm" svg:x="7cm" svg:y="19cm">
          <text:p text:style-name="P1">Конец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1" draw:layer="layout" svg:x1="9cm" svg:y1="16cm" svg:x2="9cm" svg:y2="17cm" draw:start-shape="id6" draw:start-glue-point="6" draw:end-shape="id7" draw:end-glue-point="0" svg:d="M9000 16000v1000" svg:viewBox="0 0 1 1001">
          <text:p/>
        </draw:connector>
        <draw:connector draw:style-name="gr7" draw:text-style-name="P1" draw:layer="layout" svg:x1="9cm" svg:y1="18cm" svg:x2="9cm" svg:y2="19cm" draw:start-shape="id7" draw:start-glue-point="2" draw:end-shape="id8" draw:end-glue-point="4" svg:d="M9000 18000v1000" svg:viewBox="0 0 1 1001">
          <text:p/>
        </draw:connector>
        <draw:frame draw:style-name="gr8" draw:text-style-name="P2" draw:layer="layout" svg:width="1.027cm" svg:height="0.725cm" svg:x="9.173cm" svg:y="16.1cm">
          <draw:text-box>
            <text:p>Да</text:p>
          </draw:text-box>
        </draw:frame>
        <draw:frame draw:style-name="gr8" draw:text-style-name="P2" draw:layer="layout" svg:width="1.222cm" svg:height="0.725cm" svg:x="11.778cm" svg:y="14.175cm">
          <draw:text-box>
            <text:p>Нет</text:p>
          </draw:text-box>
        </draw:frame>
        <draw:custom-shape draw:style-name="gr4" draw:text-style-name="P1" xml:id="id9" draw:id="id9" draw:layer="layout" svg:width="6cm" svg:height="1cm" svg:x="13cm" svg:y="14.5cm">
          <text:p text:style-name="P1">Опрашиваем устройства ввода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1" draw:layer="layout" svg:x1="12cm" svg:y1="15cm" svg:x2="13cm" svg:y2="15cm" draw:start-shape="id6" draw:start-glue-point="7" draw:end-shape="id9" draw:end-glue-point="5" svg:d="M12000 15000h1000" svg:viewBox="0 0 1001 1">
          <text:p/>
        </draw:connector>
        <draw:connector draw:style-name="gr7" draw:text-style-name="P1" draw:layer="layout" svg:x1="16cm" svg:y1="14.5cm" svg:x2="12cm" svg:y2="12.5cm" draw:start-shape="id9" draw:start-glue-point="4" draw:end-shape="id5" draw:end-glue-point="1" svg:d="M16000 14500v-2000h-4000" svg:viewBox="0 0 4001 2001">
          <text:p/>
        </draw:connector>
        <draw:frame draw:style-name="gr10" draw:layer="layout" svg:width="5.95cm" svg:height="1.195cm" svg:x="2cm" svg:y="2.005cm">
          <draw:text-box>
            <text:p>Главный цикл</text:p>
          </draw:text-box>
        </draw:frame>
      </draw:page>
      <draw:page draw:name="page2" draw:style-name="dp1" draw:master-page-name="Обычный">
        <draw:frame draw:style-name="gr11" draw:layer="layout" svg:width="8.1cm" svg:height="1.195cm" svg:x="1.3cm" svg:y="1cm">
          <draw:text-box>
            <text:p>Машина состояний</text:p>
          </draw:text-box>
        </draw:frame>
        <draw:custom-shape draw:style-name="gr1" draw:text-style-name="P1" xml:id="id13" draw:id="id13" draw:layer="layout" svg:width="4cm" svg:height="1cm" svg:x="7cm" svg:y="5.1cm">
          <text:p text:style-name="P1">Начало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" draw:text-style-name="P1" xml:id="id10" draw:id="id10" draw:layer="layout" svg:width="6cm" svg:height="1cm" svg:x="6cm" svg:y="11.1cm">
          <text:p text:style-name="P1">Выбираем следующее состояние из списка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xml:id="id11" draw:id="id11" draw:layer="layout" svg:width="6cm" svg:height="2cm" svg:x="6cm" svg:y="13.1cm">
          <text:p text:style-name="P1">Состояние активно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1" xml:id="id14" draw:id="id14" draw:layer="layout" svg:width="6cm" svg:height="1cm" svg:x="13cm" svg:y="16.1cm">
          <text:p text:style-name="P1">Выполняем связанную с состоянием задачу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1" draw:layer="layout" svg:x1="9cm" svg:y1="12.1cm" svg:x2="9cm" svg:y2="13.1cm" draw:start-shape="id10" draw:start-glue-point="6" draw:end-shape="id11" draw:end-glue-point="4" svg:d="M9000 12100v1000" svg:viewBox="0 0 1 1001">
          <text:p/>
        </draw:connector>
        <draw:custom-shape draw:style-name="gr12" draw:text-style-name="P1" xml:id="id12" draw:id="id12" draw:layer="layout" svg:width="7cm" svg:height="3cm" svg:x="5.5cm" svg:y="7.1cm">
          <text:p text:style-name="P1">Есть еще не обработанные состояния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9" draw:text-style-name="P1" draw:layer="layout" svg:x1="9cm" svg:y1="10.1cm" svg:x2="9cm" svg:y2="11.1cm" draw:start-shape="id12" draw:start-glue-point="6" draw:end-shape="id10" draw:end-glue-point="4" svg:d="M9000 10100v1000" svg:viewBox="0 0 1 1001">
          <text:p/>
        </draw:connector>
        <draw:frame draw:style-name="gr8" draw:text-style-name="P2" draw:layer="layout" svg:width="1.027cm" svg:height="0.725cm" svg:x="9.1cm" svg:y="10.4cm">
          <draw:text-box>
            <text:p>Да</text:p>
          </draw:text-box>
        </draw:frame>
        <draw:connector draw:style-name="gr7" draw:text-style-name="P1" xml:id="id15" draw:id="id15" draw:layer="layout" svg:x1="9cm" svg:y1="6.1cm" svg:x2="9cm" svg:y2="7.1cm" draw:start-shape="id13" draw:start-glue-point="6" draw:end-shape="id12" draw:end-glue-point="4" svg:d="M9000 6100v1000" svg:viewBox="0 0 1 1001">
          <text:p/>
        </draw:connector>
        <draw:connector draw:style-name="gr7" draw:text-style-name="P1" draw:layer="layout" draw:line-skew="-5cm" svg:x1="16cm" svg:y1="16.1cm" svg:x2="9cm" svg:y2="6.6cm" draw:start-shape="id14" draw:start-glue-point="4" draw:end-shape="id15" draw:end-glue-point="0" svg:d="M16000 16100v-9500h-7000" svg:viewBox="0 0 7001 9501">
          <text:p/>
        </draw:connector>
        <draw:connector draw:style-name="gr7" draw:text-style-name="P1" draw:layer="layout" svg:x1="9cm" svg:y1="15.1cm" svg:x2="13cm" svg:y2="16.6cm" draw:start-shape="id11" draw:start-glue-point="6" draw:end-shape="id14" draw:end-glue-point="5" svg:d="M9000 15100v1500h4000" svg:viewBox="0 0 4001 1501">
          <text:p/>
        </draw:connector>
        <draw:frame draw:style-name="gr8" draw:text-style-name="P2" draw:layer="layout" svg:width="1.027cm" svg:height="0.725cm" svg:x="9.973cm" svg:y="15.8cm">
          <draw:text-box>
            <text:p>Да</text:p>
          </draw:text-box>
        </draw:frame>
        <draw:connector draw:style-name="gr7" draw:text-style-name="P1" draw:layer="layout" draw:line-skew="0cm 0.401cm" svg:x1="12cm" svg:y1="14.1cm" svg:x2="9cm" svg:y2="7.1cm" draw:start-shape="id11" draw:start-glue-point="7" draw:end-shape="id12" draw:end-glue-point="4" svg:d="M12000 14100h1002v-7100h-4002v100" svg:viewBox="0 0 4003 7101">
          <text:p/>
        </draw:connector>
        <draw:frame draw:style-name="gr8" draw:text-style-name="P2" draw:layer="layout" svg:width="1.222cm" svg:height="0.725cm" svg:x="11.8cm" svg:y="13.375cm">
          <draw:text-box>
            <text:p>Нет</text:p>
          </draw:text-box>
        </draw:frame>
        <draw:custom-shape draw:style-name="gr1" draw:text-style-name="P1" xml:id="id16" draw:id="id16" draw:layer="layout" svg:width="4cm" svg:height="1cm" svg:x="1.5cm" svg:y="10cm">
          <text:p text:style-name="P1">Конец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1" draw:layer="layout" svg:x1="5.5cm" svg:y1="8.6cm" svg:x2="3.5cm" svg:y2="10cm" draw:start-shape="id12" draw:start-glue-point="5" draw:end-shape="id16" draw:end-glue-point="4" svg:d="M5500 8600h-2000v1400" svg:viewBox="0 0 2001 1401">
          <text:p/>
        </draw:connector>
        <draw:frame draw:style-name="gr8" draw:text-style-name="P2" draw:layer="layout" svg:width="1.222cm" svg:height="0.725cm" svg:x="4.178cm" svg:y="7.8cm">
          <draw:text-box>
            <text:p>Нет</text:p>
          </draw:text-box>
        </draw:frame>
        <draw:frame draw:style-name="gr13" draw:layer="layout" svg:width="4.037cm" svg:height="0.806cm" svg:x="7cm" svg:y="3.2cm">
          <draw:text-box>
            <text:p>Метод Update</text:p>
          </draw:text-box>
        </draw:frame>
        <draw:frame draw:style-name="gr8" draw:text-style-name="P2" draw:layer="layout" svg:width="16.055cm" svg:height="0.725cm" svg:x="1.845cm" svg:y="2.3cm">
          <draw:text-box>
            <text:p>Отвечает за маршрутизацию в процессе выполнения главного игрового цикла.</text:p>
          </draw:text-box>
        </draw:frame>
      </draw:page>
      <draw:page draw:name="page3" draw:style-name="dp1" draw:master-page-name="Обычный">
        <draw:frame draw:style-name="gr14" draw:text-style-name="P3" draw:layer="layout" svg:width="10.1cm" svg:height="1.195cm" svg:x="1.3cm" svg:y="1.001cm">
          <draw:text-box>
            <text:p text:style-name="P3">Базовая инициализация</text:p>
          </draw:text-box>
        </draw:frame>
        <draw:custom-shape draw:style-name="gr1" draw:text-style-name="P1" xml:id="id17" draw:id="id17" draw:layer="layout" svg:width="4cm" svg:height="1cm" svg:x="7cm" svg:y="3cm">
          <text:p text:style-name="P1">Начало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" draw:text-style-name="P1" xml:id="id18" draw:id="id18" draw:layer="layout" svg:width="6cm" svg:height="1cm" svg:x="6cm" svg:y="5cm">
          <text:p text:style-name="P1">Создание менеджера ресурсов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1" draw:layer="layout" svg:x1="9cm" svg:y1="4cm" svg:x2="9cm" svg:y2="5cm" draw:start-shape="id17" draw:start-glue-point="6" draw:end-shape="id18" draw:end-glue-point="4" svg:d="M9000 4000v1000" svg:viewBox="0 0 1 1001">
          <text:p/>
        </draw:connector>
        <draw:custom-shape draw:style-name="gr1" draw:text-style-name="P1" xml:id="id19" draw:id="id19" draw:layer="layout" svg:width="4cm" svg:height="1cm" svg:x="7cm" svg:y="7cm">
          <text:p text:style-name="P1">Конец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1" draw:layer="layout" svg:x1="9cm" svg:y1="6cm" svg:x2="9cm" svg:y2="7cm" draw:start-shape="id18" draw:start-glue-point="6" draw:end-shape="id19" draw:end-glue-point="4" svg:d="M9000 6000v1000" svg:viewBox="0 0 1 1001">
          <text:p/>
        </draw:connector>
      </draw:page>
      <draw:page draw:name="page4" draw:style-name="dp1" draw:master-page-name="Обычный">
        <draw:frame draw:style-name="gr15" draw:layer="layout" svg:width="7.9cm" svg:height="1.373cm" svg:x="1cm" svg:y="1.027cm">
          <draw:text-box>
            <text:p>Фабрика ресурсов</text:p>
          </draw:text-box>
        </draw:frame>
        <draw:frame draw:style-name="gr16" draw:text-style-name="P2" draw:layer="layout" svg:width="18.2cm" svg:height="3.095cm" svg:x="1.4cm" svg:y="2.3cm">
          <draw:text-box>
            <text:p><text:span text:style-name="T1">Система </text:span><text:span text:style-name="T1">загрузки, </text:span><text:span text:style-name="T1">конструиров</text:span><text:span text:style-name="T1">ания и </text:span><text:span text:style-name="T1">хранения </text:span><text:span text:style-name="T1">игровых </text:span><text:span text:style-name="T1">ресурсов. </text:span><text:span text:style-name="T1">Загрузка и </text:span><text:span text:style-name="T1">конструиров</text:span><text:span text:style-name="T1">ание </text:span><text:span text:style-name="T1">производятс</text:span><text:span text:style-name="T1">я на </text:span><text:span text:style-name="T1">основании </text:span><text:span text:style-name="T1">конфигурац</text:span><text:span text:style-name="T1">ионных </text:span><text:span text:style-name="T1">файлов. </text:span><text:s/>Возможно <text:s/>конструирование готовых объектов, которые могут выдаваться по запросу в виде индивидуально копии или как ссылка на единую общую копию. Так же можно конструировать шаблоны из которых по запросу генерируется конкретные объекты в заданных в шаблоне границах.</text:p>
          </draw:text-box>
        </draw:frame>
      </draw:page>
      <draw:page draw:name="page5" draw:style-name="dp1" draw:master-page-name="Обычный">
        <draw:frame draw:style-name="gr15" draw:layer="layout" svg:width="6.3cm" svg:height="1.373cm" svg:x="1cm" svg:y="1.028cm">
          <draw:text-box>
            <text:p>Базовые типы</text:p>
          </draw:text-box>
        </draw:frame>
        <draw:frame draw:style-name="gr17" draw:text-style-name="P2" draw:layer="layout" svg:width="15.2cm" svg:height="1.199cm" svg:x="4.8cm" svg:y="3.801cm">
          <draw:text-box>
            <text:p>Графическая информация, атласы тайлов, анимационные последовательности и пр.</text:p>
          </draw:text-box>
        </draw:frame>
        <draw:frame draw:style-name="gr13" draw:layer="layout" svg:width="2.847cm" svg:height="0.806cm" svg:x="1.5cm" svg:y="4.1cm">
          <draw:text-box>
            <text:p>&lt;Texture&gt;</text:p>
          </draw:text-box>
        </draw:frame>
        <draw:frame draw:style-name="gr13" draw:layer="layout" svg:width="2.145cm" svg:height="0.806cm" svg:x="1.855cm" svg:y="5.494cm">
          <draw:text-box>
            <text:p>&lt;Font&gt;</text:p>
          </draw:text-box>
        </draw:frame>
        <draw:frame draw:style-name="gr18" draw:text-style-name="P2" draw:layer="layout" svg:width="15.2cm" svg:height="0.725cm" svg:x="4.771cm" svg:y="5.538cm">
          <draw:text-box>
            <text:p><text:span text:style-name="T1">Графич</text:span><text:span text:style-name="T1">еские </text:span><text:span text:style-name="T1">шрифт</text:span><text:span text:style-name="T1">ы.</text:span></text:p>
          </draw:text-box>
        </draw:frame>
        <draw:frame draw:style-name="gr13" draw:layer="layout" svg:width="3.681cm" svg:height="0.806cm" svg:x="1.1cm" svg:y="6.9cm">
          <draw:text-box>
            <text:p>&lt;SoundData&gt;</text:p>
          </draw:text-box>
        </draw:frame>
        <draw:frame draw:style-name="gr19" draw:text-style-name="P2" draw:layer="layout" svg:width="15.2cm" svg:height="0.725cm" svg:x="4.8cm" svg:y="6.9cm">
          <draw:text-box>
            <text:p>Аудио информация, музыка, звуковые эффекты и пр.</text:p>
          </draw:text-box>
        </draw:frame>
        <draw:frame draw:style-name="gr13" draw:layer="layout" svg:width="2.077cm" svg:height="0.806cm" svg:x="1.923cm" svg:y="8.294cm">
          <draw:text-box>
            <text:p>&lt;Text&gt;</text:p>
          </draw:text-box>
        </draw:frame>
        <draw:frame draw:style-name="gr19" draw:text-style-name="P2" draw:layer="layout" svg:width="15.2cm" svg:height="0.725cm" svg:x="4.8cm" svg:y="8.3cm">
          <draw:text-box>
            <text:p>Текстовая информация. Части имен, элементы диалогов и пр.</text:p>
          </draw:text-box>
        </draw:frame>
        <draw:frame draw:style-name="gr17" draw:text-style-name="P2" draw:layer="layout" svg:width="18.4cm" svg:height="1.199cm" svg:x="1.3cm" svg:y="2.401cm">
          <draw:text-box>
            <text:p>Элементарные с позиции игрового движка типы. Загружаются один раз и используются в виде единичной общей копии.</text:p>
          </draw:text-box>
        </draw:frame>
        <draw:frame draw:style-name="gr13" draw:layer="layout" svg:width="3.194cm" svg:height="0.806cm" svg:x="1.343cm" svg:y="9.594cm">
          <draw:text-box>
            <text:p>&lt;NameSet&gt;</text:p>
          </draw:text-box>
        </draw:frame>
        <draw:frame draw:style-name="gr19" draw:text-style-name="P2" draw:layer="layout" svg:width="15.2cm" svg:height="1.199cm" svg:x="4.8cm" svg:y="9.501cm">
          <draw:text-box>
            <text:p>Содержит шаблоны имен в виде ссылок на &lt;Text&gt; ресурсы и настройки генерации конкретных имен.</text:p>
          </draw:text-box>
        </draw:frame>
        <draw:frame draw:style-name="gr13" draw:layer="layout" svg:width="2.695cm" svg:height="0.806cm" svg:x="1.582cm" svg:y="10.909cm">
          <draw:text-box>
            <text:p>&lt;TileSet&gt;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%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1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8T17:03:03.648105287</meta:creation-date>
    <dc:date>2018-08-10T15:11:05.782910448</dc:date>
    <meta:editing-duration>PT21H49M21S</meta:editing-duration>
    <meta:editing-cycles>48</meta:editing-cycles>
    <meta:generator>LibreOffice/6.0.6.2$Linux_X86_64 LibreOffice_project/00m0$Build-2</meta:generator>
    <meta:document-statistic meta:object-count="62"/>
  </office:meta>
</office:document-meta>
</file>